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1.15cm" fo:min-width="10.3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6.672cm" fo:padding-top="0.139cm" fo:padding-bottom="0.139cm" fo:padding-left="0.264cm" fo:padding-right="0.264cm"/>
    </style:style>
    <style:style style:name="gr3" style:family="graphic" style:parent-style-name="standard">
      <style:graphic-properties draw:textarea-horizontal-align="justify" draw:textarea-vertical-align="middle" draw:auto-grow-height="false" fo:min-height="0.834cm" fo:min-width="5.784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15cm" fo:min-width="10.1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22cm" fo:min-width="0.27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ffffff" draw:marker-start-width="0.242cm" draw:marker-end-width="0.242cm" draw:fill-color="#ffffff" draw:textarea-horizontal-align="justify" draw:textarea-vertical-align="middle" draw:auto-grow-height="false" fo:min-height="1.122cm" fo:min-width="20.872cm" fo:padding-top="0.139cm" fo:padding-bottom="0.139cm" fo:padding-left="0.264cm" fo:padding-right="0.264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4.05cm" fo:min-width="10.1cm"/>
    </style:style>
    <style:style style:name="gr8" style:family="graphic" style:parent-style-name="standard">
      <style:graphic-properties draw:textarea-horizontal-align="justify" draw:textarea-vertical-align="middle" draw:auto-grow-height="false" fo:min-height="1.194cm" fo:min-width="5.744cm"/>
    </style:style>
    <style:style style:name="gr9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ffff"/>
      <style:paragraph-properties fo:text-align="center"/>
      <style:text-properties fo:font-size="14pt"/>
    </style:style>
    <style:style style:name="P6" style:family="paragraph">
      <loext:graphic-properties draw:fill-color="#ffffff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2" draw:layer="layout" svg:width="10.8cm" svg:height="1.4cm" svg:x="10.568cm" svg:y="3cm">
          <text:p text:style-name="P1">Hello luca guerrin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cm" svg:height="1.4cm" svg:x="9.968cm" svg:y="1.2cm">
          <text:p text:style-name="P1">guerrin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4cm" svg:height="1.2cm" svg:x="2.968cm" svg:y="3.2cm">
          <text:p text:style-name="P1">hell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2cm" svg:height="1.4cm" svg:x="2.568cm" svg:y="1.2cm">
          <text:p text:style-name="P1">Luc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cm" svg:height="1.4cm" svg:x="10.368cm" svg:y="4.7cm">
          <text:p text:style-name="P1">Ins voto minimo (6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6cm" svg:height="1.4cm" svg:x="10.768cm" svg:y="6.3cm">
          <text:p text:style-name="P1">luca guerrini <text:s/>promoss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4cm" svg:height="1.2cm" svg:x="3.168cm" svg:y="6.5cm">
          <text:p text:style-name="P1">es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2cm" svg:height="1.4cm" svg:x="2.768cm" svg:y="4.7cm">
          <text:p text:style-name="P1">Ins. voto esame (7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1cm" svg:x="1.568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1cm" svg:x="1.568cm" svg:y="4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6cm" svg:height="1.4cm" svg:x="10.768cm" svg:y="8.5cm">
          <text:p text:style-name="P1">LUCA GUERRINI PROMOSS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4cm" svg:height="1.2cm" svg:x="2.968cm" svg:y="8.5cm">
          <text:p text:style-name="P1">Esame con Maiuscol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8cm" svg:height="1cm" svg:x="1.568cm" svg:y="8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1.4cm" svg:height="1.4cm" svg:x="2.968cm" svg:y="10.5cm">
          <text:p text:style-name="P4">Creare Function che restituisce un testo passato come <text:span text:style-name="T1">parametro</text:span> in maiuscolo</text:p>
          <text:p text:style-name="P4">Usarla rifacendo il metodo esame</text:p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6cm" svg:height="1.4cm" svg:x="10.968cm" svg:y="11.7cm">
          <text:p text:style-name="P1">Inseriti 2 – media 7.5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4cm" svg:height="1.2cm" svg:x="3.168cm" svg:y="11.7cm">
          <text:p text:style-name="P1">Add Voto es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8cm" svg:height="1cm" svg:x="1.768cm" svg:y="11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1.4cm" svg:height="1.4cm" svg:x="3.168cm" svg:y="13.3cm">
          <text:p text:style-name="P4">Aggiungi il voto in un array e fai vedere accanto quanti gia’ inseriti e la media </text:p>
          <text:p text:style-name="P4">(all’inizio compare Inseriti 0 – media 0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6cm" svg:height="4.3cm" svg:x="11.2cm" svg:y="14.7cm">
          <text:p text:style-name="P1">Inseriti 3 – media 7<text:line-break/>#1 rossi – 6</text:p>
          <text:p text:style-name="P1">#2 Bianchi – 7</text:p>
          <text:p text:style-name="P1">#3 Verdi - 8</text:p>
          <text:p text:style-name="P1">Migliore Verdi con 8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4cm" svg:height="1.6cm" svg:x="3.4cm" svg:y="15.3cm">
          <text:p text:style-name="P1">Add nominativo <text:s/>e </text:p>
          <text:p text:style-name="P1">voto es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8cm" svg:height="1cm" svg:x="2cm" svg:y="15.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1.4cm" svg:height="1.4cm" svg:x="3cm" svg:y="18.8cm">
          <text:p text:style-name="P4">Evoluzione del precedente salva le info cognome e voto in due array </text:p>
          <text:p text:style-name="P4">Contemporaneamente. Fare metodo che ritorni la frase per il migliore e metodo per preparare l’output come da esempi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08:36:36.705224179</meta:creation-date>
    <dc:date>2019-01-15T09:13:04.596190892</dc:date>
    <meta:editing-duration>PT4M25S</meta:editing-duration>
    <meta:editing-cycles>1</meta:editing-cycles>
    <meta:document-statistic meta:object-count="45"/>
    <meta:generator>LibreOffice/5.2.7.2$Linux_X86_64 LibreOffice_project/20m0$Build-2</meta:generator>
  </office:meta>
</office:document-meta>
</file>